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.5pt" officeooo:rsid="0002bc75" officeooo:paragraph-rsid="0002bc75" style:font-size-asian="10.5pt" style:font-size-complex="10.5pt"/>
    </style:style>
    <style:style style:name="P2" style:family="paragraph" style:parent-style-name="Standard">
      <style:paragraph-properties fo:text-align="justify" style:justify-single-word="false"/>
      <style:text-properties fo:font-size="10.5pt" officeooo:rsid="000fc0d1" officeooo:paragraph-rsid="000fc0d1" style:font-size-asian="10.5pt" style:font-size-complex="10.5pt"/>
    </style:style>
    <style:style style:name="P3" style:family="paragraph" style:parent-style-name="Standard">
      <style:paragraph-properties fo:text-align="justify" style:justify-single-word="false"/>
      <style:text-properties fo:font-size="10.5pt" officeooo:paragraph-rsid="0004b8b9" style:font-size-asian="10.5pt" style:font-size-complex="10.5pt"/>
    </style:style>
    <style:style style:name="P4" style:family="paragraph" style:parent-style-name="Standard">
      <style:paragraph-properties fo:text-align="justify" style:justify-single-word="false"/>
      <style:text-properties fo:font-size="10.5pt" officeooo:rsid="0004b8b9" officeooo:paragraph-rsid="0004b8b9" style:font-size-asian="10.5pt" style:font-size-complex="10.5pt"/>
    </style:style>
    <style:style style:name="P5" style:family="paragraph" style:parent-style-name="Standard">
      <style:paragraph-properties fo:text-align="justify" style:justify-single-word="false"/>
      <style:text-properties fo:font-size="10.5pt" officeooo:rsid="000bc662" officeooo:paragraph-rsid="000bc662" style:font-size-asian="10.5pt" style:font-size-complex="10.5pt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font-size="10.5pt" officeooo:paragraph-rsid="0008b391" style:font-size-asian="10.5pt" style:font-size-complex="10.5pt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font-size="10.5pt" officeooo:paragraph-rsid="000fc4e7" style:font-size-asian="10.5pt" style:font-size-complex="10.5pt"/>
    </style:style>
    <style:style style:name="P8" style:family="paragraph" style:parent-style-name="Standard">
      <style:paragraph-properties fo:margin-left="11.255cm" fo:margin-right="0cm" fo:text-align="justify" style:justify-single-word="false" fo:text-indent="0cm" style:auto-text-indent="false"/>
      <style:text-properties fo:font-size="10.5pt" officeooo:rsid="000fc4e7" officeooo:paragraph-rsid="000fc4e7" style:font-size-asian="10.5pt" style:font-size-complex="10.5pt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0.5pt" officeooo:paragraph-rsid="00050a66" style:font-size-asian="10.5pt" style:font-size-complex="10.5pt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0.5pt" officeooo:rsid="00050a66" officeooo:paragraph-rsid="00050a66" style:font-size-asian="10.5pt" style:font-size-complex="10.5pt"/>
    </style:style>
    <style:style style:name="P11" style:family="paragraph" style:parent-style-name="Standard" style:list-style-name="L1">
      <style:paragraph-properties fo:text-align="justify" style:justify-single-word="false"/>
      <style:text-properties fo:font-size="10.5pt" officeooo:rsid="0006d9ef" officeooo:paragraph-rsid="00050a66" style:font-size-asian="10.5pt" style:font-size-complex="10.5pt"/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10.5pt" officeooo:rsid="0006d9ef" officeooo:paragraph-rsid="000fc4e7" style:font-size-asian="10.5pt" style:font-size-complex="10.5pt"/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10.5pt" officeooo:rsid="0006d9ef" officeooo:paragraph-rsid="0006d9ef" style:font-size-asian="10.5pt" style:font-size-complex="10.5pt"/>
    </style:style>
    <style:style style:name="P14" style:family="paragraph" style:parent-style-name="Standard" style:list-style-name="L1">
      <style:paragraph-properties fo:text-align="justify" style:justify-single-word="false"/>
      <style:text-properties fo:font-size="10.5pt" officeooo:rsid="000fc4e7" officeooo:paragraph-rsid="000fc4e7" style:font-size-asian="10.5pt" style:font-size-complex="10.5pt"/>
    </style:style>
    <style:style style:name="P15" style:family="paragraph" style:parent-style-name="Standard" style:list-style-name="L1">
      <style:paragraph-properties fo:text-align="justify" style:justify-single-word="false"/>
      <style:text-properties fo:font-size="10.5pt" officeooo:rsid="000bc662" officeooo:paragraph-rsid="000bc662" style:font-size-asian="10.5pt" style:font-size-complex="10.5pt"/>
    </style:style>
    <style:style style:name="P16" style:family="paragraph" style:parent-style-name="Standard">
      <style:paragraph-properties fo:text-align="justify" style:justify-single-word="false"/>
      <style:text-properties fo:font-size="10.5pt" officeooo:rsid="000fc0d1" officeooo:paragraph-rsid="000fc4e7" style:font-size-asian="10.5pt" style:font-size-complex="10.5pt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font-size="10.5pt" officeooo:rsid="000c9916" officeooo:paragraph-rsid="000fc4e7" style:font-size-asian="10.5pt" style:font-size-complex="10.5pt"/>
    </style:style>
    <style:style style:name="T1" style:family="text">
      <style:text-properties officeooo:rsid="0004b8b9"/>
    </style:style>
    <style:style style:name="T2" style:family="text">
      <style:text-properties officeooo:rsid="00050a66"/>
    </style:style>
    <style:style style:name="T3" style:family="text">
      <style:text-properties officeooo:rsid="0006d9ef"/>
    </style:style>
    <style:style style:name="T4" style:family="text">
      <style:text-properties officeooo:rsid="0008b391"/>
    </style:style>
    <style:style style:name="T5" style:family="text">
      <style:text-properties officeooo:rsid="000bc662"/>
    </style:style>
    <style:style style:name="T6" style:family="text">
      <style:text-properties officeooo:rsid="000c9916"/>
    </style:style>
    <style:style style:name="T7" style:family="text">
      <style:text-properties officeooo:rsid="000fc0d1"/>
    </style:style>
    <style:style style:name="T8" style:family="text">
      <style:text-properties officeooo:rsid="000fc4e7"/>
    </style:style>
    <style:style style:name="T9" style:family="text">
      <style:text-properties officeooo:rsid="0012ba5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İHTARNAME</text:p>
      <text:p text:style-name="P1"/>
      <text:p text:style-name="P1"/>
      <text:p text:style-name="P1"/>
      <text:p text:style-name="P2">İHTAR EDEN (KİRAYA VEREN)<text:tab/>: Hacı Murat BALCI </text:p>
      <text:p text:style-name="P2"><text:tab/><text:tab/><text:tab/><text:tab/><text:tab/> <text:s/>Yeniyurt Mah. İsmail Altıngövde Cad. No:21-H TOKAT</text:p>
      <text:p text:style-name="P2">İHTAR EDİLEN (KİRACI)<text:tab/><text:tab/>: Ali DEMİREL ()</text:p>
      <text:p text:style-name="P2"><text:tab/><text:tab/><text:tab/><text:tab/><text:tab/> <text:s/>Yeniyurt Mah. İsmail Altıngövde Cad. No:21-C TOKAT</text:p>
      <text:p text:style-name="P3"><text:span text:style-name="T1">K</text:span><text:span text:style-name="T7">ONU<text:tab/><text:tab/><text:tab/><text:tab/><text:tab/></text:span><text:span text:style-name="T1">: Kiracının mecura ve komşu parsellerde bulunan işyerlerin</text:span><text:span text:style-name="T4">in duvar ve çatılarına</text:span><text:span text:style-name="T1"> verdiği zararın </text:span><text:span text:style-name="T7">tazmini</text:span><text:span text:style-name="T1"> ve kira </text:span><text:span text:style-name="T7">sözleşmesinin yenilenmeyeceği</text:span></text:p>
      <text:p text:style-name="P3"/>
      <text:p text:style-name="P3"/>
      <text:p text:style-name="P4"><text:tab/>Kira<text:span text:style-name="T7">layana ait taşınmazda</text:span>, <text:s/>30-11-2020 tarih, 20201130-006 sayılı, <text:span text:style-name="T7">yazılı kira mukavelesi gereği KİRACI olarak oturmaktasınız </text:span></text:p>
      <text:p text:style-name="P4"/>
      <text:p text:style-name="P4"><text:tab/>Geçen süre içerisinde aşağıda listelenen konularda sözleşme şartlarına uymadığınız, yapılan sözlü uyarılarlada gerekli tedbirleri almadığınız görülmüştür.</text:p>
      <text:list xml:id="list1130505695" text:style-name="L1">
        <text:list-item>
          <text:p text:style-name="P9"><text:span text:style-name="T2">Yan binalardaki kanalizasyon bağlantı boruları kullandığınız arsa üzerinden geçmektedir. Kanalizasyonun temizliği için </text:span><text:span text:style-name="T6">yapılan kapaklı</text:span><text:span text:style-name="T2"> logarların üzerine beton dökerek logarların temizlik için kullanılmasına engel olmaktasınız. </text:span></text:p>
        </text:list-item>
        <text:list-item>
          <text:p text:style-name="P10"><text:span text:style-name="T6">T</text:span>uvalet kapısı <text:span text:style-name="T6">yapmak</text:span> amacıyla, duvarı izinsiz olarak <text:span text:style-name="T9">kırdınız</text:span>. </text:p>
        </text:list-item>
        <text:list-item>
          <text:p text:style-name="P10"><text:span text:style-name="T6">M</text:span>ermer mutfak tezgahı kırı<text:span text:style-name="T8">k durumdadır </text:span>. </text:p>
        </text:list-item>
        <text:list-item>
          <text:p text:style-name="P10">Eylül ayı itibarı ile <text:span text:style-name="T8">mecurda</text:span> paletli <text:span text:style-name="T3">iş makinesi</text:span> ile çalışma yapmaya başladınız. Taban betonunun paletli <text:span text:style-name="T3">iş makinesinin</text:span> kullanım<text:span text:style-name="T6">ın</text:span>a uygun ol<text:span text:style-name="T3">m</text:span>adığı, <text:span text:style-name="T8">p</text:span>aletllerin kısa bir zaman içerisinde beton zemin<text:span text:style-name="T6">i</text:span> kullanılamaz hale getirece<text:span text:style-name="T8">ği açıktır</text:span>. </text:p>
        </text:list-item>
        <text:list-item>
          <text:p text:style-name="P11">İş makinesinin yetkisiz personelin kullanımı sonucu, kiraladığınız arsanın sağ, sol ve arka tarafında bulunan binalardaki, çatı trapez saclarına, oluklara ve duvarlara zarar verdiği, kullanılamaz duruma getirdiği gözlemlenmiştir.</text:p>
        </text:list-item>
        <text:list-item>
          <text:p text:style-name="P12">Eski eşyaların kontrolsuzce atılması sonucu belirtilen yan bina duvarlarında hasarlar oluşmuştur.</text:p>
        </text:list-item>
        <text:list-item>
          <text:p text:style-name="P13">İş makinesinin, yan binanın duvarının bir kısmını uçurduğuda gözlemlenmiştir.</text:p>
        </text:list-item>
        <text:list-item>
          <text:p text:style-name="P14">İşletmenize kamera tesisatı taktırırken, yan binanın çatı trapez saclarına zarar vermeniz sonucu, yan parselde bulunan binanın çatısı akmış ve alçıpan asma tavan kullanılamaz hale gelmiştir. </text:p>
        </text:list-item>
        <text:list-item>
          <text:p text:style-name="P15">Arsa önünde bulunan alana ve yola eski eşyaları düzensizce bırakarak komşuları rahatsız etmektesiniz.</text:p>
        </text:list-item>
      </text:list>
      <text:p text:style-name="P17"><text:tab/></text:p>
      <text:p text:style-name="P7"><text:span text:style-name="T6"><text:tab/>K</text:span><text:span text:style-name="T3">analizasyon logarlarının üzerine dökülen betonların kırılarak, ilk halinde olduğu gibi kapaklı hale getirilmesini, tuvalet kapısı olarak yıktığınız duvarı eski hale getirmenizi, mutfak tezgahının </text:span><text:span text:style-name="T9">onarıl</text:span><text:span text:style-name="T3">masını, iş makinesinin kullanılması ile oluşan taban beton hasar</text:span><text:span text:style-name="T4">ının</text:span><text:span text:style-name="T3">, duvarlara verilen hasarların, çatı saclarına ve oluklara verilen hasarların tazminini, </text:span><text:span text:style-name="T5">mecur önündeki ve yoldaki eski eşyaları kaldır</text:span><text:span text:style-name="T8">ılmasını</text:span><text:span text:style-name="T5">, </text:span><text:span text:style-name="T8">hasar verdiğiniz komşu çatı trapez saclarının değiştirilmesi ve yağmur sonucu kullanılamaz duruma gelen, </text:span><text:span text:style-name="T9">komşu işyerinin</text:span><text:span text:style-name="T8"> alçıpan tavan tamiri ve</text:span><text:span text:style-name="T3"> komşu bina duvarlarında oluşan sıva hasarlarının tamirinin, <text:s/>30 (otuz) gün içerisinde yap</text:span><text:span text:style-name="T8">tır</text:span><text:span text:style-name="T3">ılmasını; </text:span></text:p>
      <text:p text:style-name="P6"><text:span text:style-name="T3"><text:tab/>İtirazınız söz konusu olursa, </text:span><text:span text:style-name="T4">Sulh Hukuk Mahkemesine,</text:span><text:span text:style-name="T3"> hasar tespiti için </text:span><text:span text:style-name="T4">dava açacağımızı ve bunun sonucunda oluşacak tüm masrafların da tarafınızca ödeneceğini; </text:span></text:p>
      <text:p text:style-name="P7"><text:span text:style-name="T4"><text:tab/></text:span><text:span text:style-name="T8">İlgili sözleşme ile aramızda tesis edilen </text:span><text:span text:style-name="T7">kira ilişkisi</text:span><text:span text:style-name="T8">nin</text:span><text:span text:style-name="T7"> 29-11-2021 tarihi itibarı ile kalmayacağı, </text:span><text:span text:style-name="T8">i</text:span><text:span text:style-name="T7">şbu kira sözleşmesi</text:span><text:span text:style-name="T8">nin</text:span><text:span text:style-name="T7">, tarafımızca bitiş tarihinden sonra yenilenmeyece</text:span><text:span text:style-name="T8">ğinden dolayı</text:span><text:span text:style-name="T7"> kiralananın tahliye edilmesi </text:span><text:span text:style-name="T4">;</text:span></text:p>
      <text:p text:style-name="P7"><text:span text:style-name="T3"><text:tab/>ihtaren bildiri</text:span><text:span text:style-name="T7">lir</text:span><text:span text:style-name="T3">. </text:span></text:p>
      <text:p text:style-name="P16"><text:tab/></text:p>
      <text:p text:style-name="P16">Sayın Noter;</text:p>
      <text:p text:style-name="P5"><text:tab/><text:span text:style-name="T8">Talebim ve beyanım üzerine Dairenizde yazılan bu ihtarnamenin, 1 adedinin PTT yolu ile fiziki ortamda hızlı olarak tebliğini, bir adedinin Daireniz dosyasında saklanarak, bir adedinin de tarafıma verilmesini talep ederim.</text:span></text:p>
      <text:p text:style-name="P8"/>
      <text:p text:style-name="P8"/>
      <text:p text:style-name="P8">İHTAR EDEN</text:p>
      <text:p text:style-name="P8">Hacı Murat BALCI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3T14:17:53.822101258</meta:creation-date>
    <dc:date>2021-10-11T09:43:49.981380573</dc:date>
    <meta:editing-duration>PT7H57M20S</meta:editing-duration>
    <meta:editing-cycles>8</meta:editing-cycles>
    <meta:generator>LibreOffice/7.1.6.2$Linux_X86_64 LibreOffice_project/10$Build-2</meta:generator>
    <meta:print-date>2021-10-06T20:30:57.380394025</meta:print-date>
    <meta:document-statistic meta:table-count="0" meta:image-count="0" meta:object-count="0" meta:page-count="1" meta:paragraph-count="27" meta:word-count="408" meta:character-count="3254" meta:non-whitespace-character-count="2840"/>
  </office:meta>
</office:document-meta>
</file>